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  <style:text-properties style:font-name="Times New Roman" fo:font-size="11pt" fo:language="uk" fo:country="UA" officeooo:paragraph-rsid="01191244" style:font-size-asian="11pt" style:font-size-complex="11pt"/>
    </style:style>
    <style:style style:name="P2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font-name="Times New Roman" fo:font-size="11pt" fo:language="uk" fo:country="UA" style:font-size-asian="11pt" style:font-size-complex="11pt"/>
    </style:style>
    <style:style style:name="P3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font-name="Times New Roman" fo:font-size="11pt" fo:language="uk" fo:country="UA" officeooo:paragraph-rsid="0175b4f9" style:font-size-asian="11pt" style:font-size-complex="11pt"/>
    </style:style>
    <style:style style:name="P4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  <style:text-properties style:font-name="Times New Roman" fo:font-size="11pt" fo:language="uk" fo:country="UA" fo:font-weight="bold" officeooo:paragraph-rsid="01191244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left="0.3cm" fo:margin-right="0cm" fo:line-height="115%" fo:text-align="justify" style:justify-single-word="false" fo:text-indent="0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font-name="Times New Roman" fo:font-size="11pt" fo:language="uk" fo:country="UA" style:text-underline-style="solid" style:text-underline-width="auto" style:text-underline-color="font-color" style:font-size-asian="11pt" style:font-size-complex="11pt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 style:writing-mode="lr-tb"/>
      <style:text-properties fo:color="#000000" loext:opacity="100%" style:font-name="Times New Roman" fo:font-size="11pt" fo:language="uk" fo:country="UA" fo:font-weight="bold" officeooo:paragraph-rsid="01191244" style:font-size-asian="11pt" style:language-asian="uk" style:country-asian="UA" style:font-weight-asian="bold" style:font-size-complex="11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writing-mode="lr-tb"/>
      <style:text-properties fo:color="#000000" loext:opacity="100%" style:font-name="Times New Roman" fo:font-size="11pt" fo:language="uk" fo:country="UA" officeooo:paragraph-rsid="01191244" style:font-size-asian="11pt" style:language-asian="uk" style:country-asian="UA" style:font-size-complex="11pt" style:font-weight-complex="bold"/>
    </style:style>
    <style:style style:name="P8" style:family="paragraph" style:parent-style-name="Standard" style:list-style-name="L1">
      <style:paragraph-properties fo:margin-left="0cm" fo:margin-right="0cm" fo:line-height="115%" fo:text-align="justify" style:justify-single-word="false" fo:text-indent="0.6cm" style:auto-text-indent="false" style:writing-mode="lr-tb">
        <style:tab-stops>
          <style:tab-stop style:position="0.905cm"/>
        </style:tab-stops>
      </style:paragraph-properties>
      <style:text-properties officeooo:paragraph-rsid="017c8eae"/>
    </style:style>
    <style:style style:name="P9" style:family="paragraph" style:parent-style-name="Standard" style:list-style-name="L2">
      <style:paragraph-properties fo:margin-left="0cm" fo:margin-right="0cm" fo:line-height="115%" fo:text-align="justify" style:justify-single-word="false" fo:text-indent="0.6cm" style:auto-text-indent="false" style:writing-mode="lr-tb">
        <style:tab-stops>
          <style:tab-stop style:position="0.905cm"/>
        </style:tab-stops>
      </style:paragraph-properties>
      <style:text-properties officeooo:paragraph-rsid="017f8fd0"/>
    </style:style>
    <style:style style:name="T1" style:family="text">
      <style:text-properties officeooo:rsid="01692f28"/>
    </style:style>
    <style:style style:name="T2" style:family="text">
      <style:text-properties officeooo:rsid="016ee5bb"/>
    </style:style>
    <style:style style:name="T3" style:family="text">
      <style:text-properties officeooo:rsid="0162ee8a"/>
    </style:style>
    <style:style style:name="T4" style:family="text">
      <style:text-properties style:font-name="Times New Roman" fo:font-size="11pt" fo:language="uk" fo:country="UA" style:font-size-asian="11pt" style:font-size-complex="11pt"/>
    </style:style>
    <style:style style:name="T5" style:family="text">
      <style:text-properties style:font-name="Times New Roman" fo:font-size="11pt" fo:language="uk" fo:country="UA" officeooo:rsid="01692f28" style:font-size-asian="11pt" style:font-size-complex="11pt"/>
    </style:style>
    <style:style style:name="T6" style:family="text">
      <style:text-properties officeooo:rsid="017c8e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task.name" text:name="py3o.task.name"/>
        <text:user-field-decl office:value-type="string" office:string-value="item.name" text:name="py3o.item.name"/>
        <text:user-field-decl office:value-type="string" office:string-value="child.name" text:name="py3o.child.name"/>
        <text:user-field-decl office:value-type="string" office:string-value="report.name" text:name="py3o.objects.name"/>
        <text:user-field-decl office:value-type="string" office:string-value="task.partner_id.name" text:name="py3o.task.partner_id.name"/>
      </text:user-field-decls>
      <text:p text:style-name="P6"><text:user-field-get text:name="py3o.objects.name">report.name</text:user-field-get></text:p>
      <text:p text:style-name="P7"/>
      <text:p text:style-name="P1"><text:text-input text:description="py3o://for=&quot;item in objects.get_report_data()&quot;">/for="item in objects.get_report_data()"</text:text-input></text:p>
      <text:p text:style-name="P1"><text:text-input text:description="py3o://if=&quot;item.task_ids or item.child_ids&quot;">/if="item.task_ids or item.child_ids"</text:text-input></text:p>
      <text:p text:style-name="P4"><text:user-field-get text:name="py3o.item.name">item.name</text:user-field-get><text:span text:style-name="T3">:</text:span></text:p>
      <text:p text:style-name="P2"><text:text-input text:description="py3o:///if">/if</text:text-input></text:p>
      <text:p text:style-name="P2"><text:text-input text:description="py3o://if=&quot;item.child_ids&quot;">/if="item.child_ids"</text:text-input></text:p>
      <text:p text:style-name="P2"><text:text-input text:description="py3o://for=&quot;child in item.child_ids&quot;">/for="child in item.child_ids"</text:text-input></text:p>
      <text:p text:style-name="P2"><text:text-input text:description="py3o://if=&quot;child.task_ids&quot;">/if="child.task_ids"</text:text-input></text:p>
      <text:p text:style-name="P5"><text:user-field-get text:name="py3o.child.name">child.name</text:user-field-get>:</text:p>
      <text:p text:style-name="P2"><text:text-input text:description="py3o:///if">/if</text:text-input></text:p>
      <text:p text:style-name="P2"><text:text-input text:description="py3o://for=&quot;task in child.task_ids&quot;">/for="task in child.task_ids"</text:text-input></text:p>
      <text:p text:style-name="P2"><text:text-input text:description="py3o://if=&quot;not task.is_closed&quot;">/if="not task.is_closed"</text:text-input></text:p>
      <text:list text:style-name="L1">
        <text:list-item>
          <text:p text:style-name="P8"><text:span text:style-name="T5"><text:user-field-get text:name="py3o.task.partner_id.name">task.partner_id.name</text:user-field-get></text:span><text:span text:style-name="T5"><text:s/></text:span><text:span text:style-name="T4"><text:user-field-get text:name="py3o.task.name">task.name</text:user-field-get></text:span><text:span text:style-name="T5">;</text:span></text:p>
        </text:list-item>
      </text:list>
      <text:p text:style-name="P2"><text:text-input text:description="py3o:///if">/if</text:text-input></text:p>
      <text:p text:style-name="P2"><text:text-input text:description="py3o:///for">/for</text:text-input></text:p>
      <text:p text:style-name="P2"><text:text-input text:description="py3o:///for"/></text:p>
      <text:p text:style-name="P2"><text:text-input text:description="py3o:///if">/if</text:text-input></text:p>
      <text:p text:style-name="P2"><text:text-input text:description="py3o://for=&quot;task in item.task_ids&quot;">/for="task in item.task_ids"</text:text-input></text:p>
      <text:p text:style-name="P3"><text:text-input text:description="py3o://if=&quot;not task.is_closed&quot;">/if="not task.is_closed"</text:text-input></text:p>
      <text:list text:style-name="L2">
        <text:list-item>
          <text:p text:style-name="P9"><text:span text:style-name="T5"><text:user-field-get text:name="py3o.task.partner_id.name">task.partner_id.name</text:user-field-get></text:span><text:span text:style-name="T5"><text:s/></text:span><text:span text:style-name="T5"><text:user-field-get text:name="py3o.task.name">task.name</text:user-field-get></text:span><text:span text:style-name="T5">;</text:span></text:p>
        </text:list-item>
      </text:list>
      <text:p text:style-name="P3"><text:text-input text:description="py3o:///if">/if</text:text-input></text:p>
      <text:p text:style-name="P2"><text:text-input text:description="py3o:///for">/for</text:text-input></text:p>
      <text:p text:style-name="P2"><text:text-input text:description="py3o:///for">/for</text:text-input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margin-top="0cm" fo:margin-bottom="0cm" style:contextual-spacing="false" fo:line-height="100%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铃_fffd_稠蝈疴嚯斥1" style:display-name="铃�稠蝈疴嚯斥1" style:family="paragraph" style:parent-style-name="Standard" style:default-outline-level="">
      <style:paragraph-properties fo:margin-top="0.176cm" fo:margin-bottom="0.176cm" style:contextual-spacing="false" fo:line-height="100%"/>
      <style:text-properties style:font-name="DengXian" fo:font-family="DengXian" style:font-family-generic="roman" style:font-pitch="variable" fo:font-size="12pt" style:font-name-asian="DengXian1" style:font-family-asian="DengXian" style:font-family-generic-asian="system" style:font-pitch-asian="variable" style:font-size-asian="12pt" style:font-size-complex="12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1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uk" style:country-asian="UA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line-height="107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rvts0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2.25pt" style:font-name-complex="Times New Roman1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_20__28_WW_29_"/>
    <style:style style:name="page_20_number" style:display-name="page number" style:family="text" style:parent-style-name="Default_20_Paragraph_20_Font_20__28_WW_29_">
      <style:text-properties fo:font-size="12pt" style:font-size-asian="12pt" style:font-size-complex="12pt"/>
    </style:style>
    <style:style style:name="Header_20_Char" style:display-name="Header Char" style:family="text" style:parent-style-name="Default_20_Paragraph_20_Font_20__28_WW_29_"/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114" number:language="uk" number:country="UA" loext:transliteration-spellout="cardinal" number:transliteration-language="uk" number:transliteration-country="UA">
      <number:number number:decimal-places="2" number:min-decimal-places="2" number:min-integer-digits="1"/>
    </number:number-style>
    <number:date-style style:name="N10115" number:language="uk" number:country="UA"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10-04T11:11:24.791934295</meta:creation-date>
    <dc:date>2024-11-04T18:07:41.293000000</dc:date>
    <meta:editing-duration>P1DT2H43M23S</meta:editing-duration>
    <meta:editing-cycles>265</meta:editing-cycles>
    <meta:generator>LibreOffice/7.6.2.1$Windows_x86 LibreOffice_project/56f7684011345957bbf33a7ee678afaf4d2ba333</meta:generator>
    <meta:document-statistic meta:table-count="0" meta:image-count="0" meta:object-count="0" meta:page-count="1" meta:paragraph-count="23" meta:word-count="74" meta:character-count="411" meta:non-whitespace-character-count="397"/>
  </office:meta>
</office:document-meta>
</file>